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he" style:country-asian="IL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6pt solid #000001" fo:border-right="0.51pt solid #000001" fo:border-top="none"/>
      <style:text-properties fo:color="#000000"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he" style:country-asian="IL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1" fo:border-left="0.06pt solid #000001" fo:border-right="0.51pt solid #000001" fo:border-top="none"/>
      <style:text-properties fo:color="#000000"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he" style:country-asian="IL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1" fo:border-right="0.51pt solid #000001" fo:border-top="0.06pt solid #000001"/>
      <style:text-properties fo:color="#000000"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he" style:country-asian="IL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071067811">
            <text:p>0.7071067811</text:p>
          </table:table-cell>
          <table:table-cell office:value-type="float" office:value="0.8862269254">
            <text:p>0.8862269254</text:p>
          </table:table-cell>
          <table:table-cell office:value-type="float" office:value="8">
            <text:p>8</text:p>
          </table:table-cell>
          <table:table-cell table:style-name="ce1" office:value-type="float" office:value="0.3811869902">
            <text:p>0.3811869902</text:p>
          </table:table-cell>
          <table:table-cell table:style-name="ce4" office:value-type="float" office:value="0.6611470125">
            <text:p>0.6611470125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float" office:value="1.1816359006">
            <text:p>1.1816359006</text:p>
          </table:table-cell>
          <table:table-cell/>
          <table:table-cell office:value-type="float" office:value="1.1571937124">
            <text:p>1.1571937124</text:p>
          </table:table-cell>
          <table:table-cell office:value-type="float" office:value="0.2078023258">
            <text:p>0.2078023258</text:p>
          </table:table-cell>
        </table:table-row>
        <table:table-row table:style-name="ro2">
          <table:table-cell/>
          <table:table-cell office:value-type="float" office:value="1.2247448713">
            <text:p>1.2247448713</text:p>
          </table:table-cell>
          <table:table-cell office:value-type="float" office:value="0.2954089751">
            <text:p>0.2954089751</text:p>
          </table:table-cell>
          <table:table-cell/>
          <table:table-cell office:value-type="float" office:value="1.9816567566">
            <text:p>1.9816567566</text:p>
          </table:table-cell>
          <table:table-cell office:value-type="float" office:value="0.017077983">
            <text:p>0.01707798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246476232">
            <text:p>0.5246476232</text:p>
          </table:table-cell>
          <table:table-cell office:value-type="float" office:value="0.80491409">
            <text:p>0.80491409</text:p>
          </table:table-cell>
          <table:table-cell/>
          <table:table-cell office:value-type="float" office:value="2.9306374202">
            <text:p>2.9306374202</text:p>
          </table:table-cell>
          <table:table-cell office:value-type="float" office:value="0.000199604">
            <text:p>0.000199604</text:p>
          </table:table-cell>
        </table:table-row>
        <table:table-row table:style-name="ro2">
          <table:table-cell/>
          <table:table-cell office:value-type="float" office:value="1.6506801238">
            <text:p>1.6506801238</text:p>
          </table:table-cell>
          <table:table-cell office:value-type="float" office:value="0.0813128354">
            <text:p>0.081312835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7202352156">
            <text:p>0.720235215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office:value-type="float" office:value="0.9453087204">
            <text:p>0.9453087204</text:p>
          </table:table-cell>
          <table:table-cell/>
          <table:table-cell office:value-type="float" office:value="0.7235510187">
            <text:p>0.7235510187</text:p>
          </table:table-cell>
          <table:table-cell office:value-type="float" office:value="0.432651559">
            <text:p>0.432651559</text:p>
          </table:table-cell>
        </table:table-row>
        <table:table-row table:style-name="ro2">
          <table:table-cell/>
          <table:table-cell table:style-name="ce2" office:value-type="float" office:value="0.9585724646">
            <text:p>0.9585724646</text:p>
          </table:table-cell>
          <table:table-cell office:value-type="float" office:value="0.3936193231">
            <text:p>0.3936193231</text:p>
          </table:table-cell>
          <table:table-cell/>
          <table:table-cell office:value-type="float" office:value="1.4685532892">
            <text:p>1.4685532892</text:p>
          </table:table-cell>
          <table:table-cell office:value-type="float" office:value="0.0884745273">
            <text:p>0.0884745273</text:p>
          </table:table-cell>
        </table:table-row>
        <table:table-row table:style-name="ro2">
          <table:table-cell/>
          <table:table-cell office:value-type="float" office:value="2.0201828704">
            <text:p>2.0201828704</text:p>
          </table:table-cell>
          <table:table-cell office:value-type="float" office:value="0.019953242">
            <text:p>0.019953242</text:p>
          </table:table-cell>
          <table:table-cell/>
          <table:table-cell office:value-type="float" office:value="2.2665805845">
            <text:p>2.2665805845</text:p>
          </table:table-cell>
          <table:table-cell office:value-type="float" office:value="0.0049436242">
            <text:p>0.004943624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4360774119">
            <text:p>0.4360774119</text:p>
          </table:table-cell>
          <table:table-cell office:value-type="float" office:value="0.7246295952">
            <text:p>0.7246295952</text:p>
          </table:table-cell>
          <table:table-cell/>
          <table:table-cell office:value-type="float" office:value="3.1909932017">
            <text:p>3.1909932017</text:p>
          </table:table-cell>
          <table:table-cell office:value-type="float" office:value="0.0000396069">
            <text:p>3.96069E-005</text:p>
          </table:table-cell>
        </table:table-row>
        <table:table-row table:style-name="ro2">
          <table:table-cell/>
          <table:table-cell office:value-type="float" office:value="1.335849074">
            <text:p>1.335849074</text:p>
          </table:table-cell>
          <table:table-cell office:value-type="float" office:value="0.1570673203">
            <text:p>0.1570673203</text:p>
          </table:table-cell>
          <table:table-cell office:value-type="float" office:value="10">
            <text:p>10</text:p>
          </table:table-cell>
          <table:table-cell office:value-type="float" office:value="0.3429013272">
            <text:p>0.3429013272</text:p>
          </table:table-cell>
          <table:table-cell office:value-type="float" office:value="0.6108626337">
            <text:p>0.6108626337</text:p>
          </table:table-cell>
        </table:table-row>
        <table:table-row table:style-name="ro2">
          <table:table-cell/>
          <table:table-cell office:value-type="float" office:value="2.3506049736">
            <text:p>2.3506049736</text:p>
          </table:table-cell>
          <table:table-cell office:value-type="float" office:value="0.0045300099">
            <text:p>0.0045300099</text:p>
          </table:table-cell>
          <table:table-cell/>
          <table:table-cell office:value-type="float" office:value="1.0366108297">
            <text:p>1.0366108297</text:p>
          </table:table-cell>
          <table:table-cell office:value-type="float" office:value="0.240138611">
            <text:p>0.240138611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float" office:value="0">
            <text:p>0</text:p>
          </table:table-cell>
          <table:table-cell office:value-type="float" office:value="0.8102646175">
            <text:p>0.8102646175</text:p>
          </table:table-cell>
          <table:table-cell/>
          <table:table-cell office:value-type="float" office:value="1.7566836492">
            <text:p>1.7566836492</text:p>
          </table:table-cell>
          <table:table-cell office:value-type="float" office:value="0.0338743944">
            <text:p>0.0338743944</text:p>
          </table:table-cell>
        </table:table-row>
        <table:table-row table:style-name="ro2">
          <table:table-cell/>
          <table:table-cell office:value-type="float" office:value="0.8162878828">
            <text:p>0.8162878828</text:p>
          </table:table-cell>
          <table:table-cell office:value-type="float" office:value="0.4256072526">
            <text:p>0.4256072526</text:p>
          </table:table-cell>
          <table:table-cell/>
          <table:table-cell office:value-type="float" office:value="2.5327316742">
            <text:p>2.5327316742</text:p>
          </table:table-cell>
          <table:table-cell office:value-type="float" office:value="0.0013436457">
            <text:p>0.0013436457</text:p>
          </table:table-cell>
        </table:table-row>
        <table:table-row table:style-name="ro2">
          <table:table-cell/>
          <table:table-cell office:value-type="float" office:value="1.6735516287">
            <text:p>1.6735516287</text:p>
          </table:table-cell>
          <table:table-cell office:value-type="float" office:value="0.0545155828">
            <text:p>0.0545155828</text:p>
          </table:table-cell>
          <table:table-cell/>
          <table:table-cell table:style-name="ce3" office:value-type="float" office:value="3.4361591188">
            <text:p>3.4361591188</text:p>
          </table:table-cell>
          <table:table-cell table:style-name="ce3" office:value-type="float" office:value="0.0000076404">
            <text:p>7.6404E-006</text:p>
          </table:table-cell>
        </table:table-row>
        <table:table-row table:style-name="ro2">
          <table:table-cell/>
          <table:table-cell office:value-type="float" office:value="2.6519613568">
            <text:p>2.6519613568</text:p>
          </table:table-cell>
          <table:table-cell office:value-type="float" office:value="0.0009717812">
            <text:p>0.0009717812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09T15:24:25</meta:creation-date>
    <dc:date>2014-01-09T15:29:25</dc:date>
    <meta:editing-duration>P0D</meta:editing-duration>
    <meta:editing-cycles>1</meta:editing-cycles>
    <meta:document-statistic meta:table-count="1" meta:cell-count="67" meta:object-count="0"/>
    <meta:generator>LibreOffice/3.6$Linux_X86_64 LibreOffice_project/360m1$Build-304</meta:generator>
  </office:meta>
</office:document-meta>
</file>